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fb72" officeooo:paragraph-rsid="0011fb72"/>
    </style:style>
    <style:style style:name="P2" style:family="paragraph" style:parent-style-name="Standard">
      <style:text-properties officeooo:rsid="0011fb72" officeooo:paragraph-rsid="001433d2"/>
    </style:style>
    <style:style style:name="P3" style:family="paragraph" style:parent-style-name="Standard">
      <style:text-properties officeooo:rsid="0011fb72" officeooo:paragraph-rsid="001747a7"/>
    </style:style>
    <style:style style:name="P4" style:family="paragraph" style:parent-style-name="Standard">
      <style:text-properties officeooo:rsid="001433d2" officeooo:paragraph-rsid="001433d2"/>
    </style:style>
    <style:style style:name="P5" style:family="paragraph" style:parent-style-name="Standard">
      <style:text-properties fo:color="#c9211e" loext:opacity="100%" officeooo:rsid="001433d2" officeooo:paragraph-rsid="001433d2"/>
    </style:style>
    <style:style style:name="P6" style:family="paragraph" style:parent-style-name="Standard">
      <style:text-properties officeooo:rsid="0014e1f2" officeooo:paragraph-rsid="0014e1f2"/>
    </style:style>
    <style:style style:name="P7" style:family="paragraph" style:parent-style-name="Standard">
      <style:text-properties officeooo:rsid="001747a7" officeooo:paragraph-rsid="001747a7"/>
    </style:style>
    <style:style style:name="P8" style:family="paragraph" style:parent-style-name="Heading_20_1">
      <style:text-properties fo:font-weight="normal" officeooo:rsid="0011d264" officeooo:paragraph-rsid="0011d264" style:font-weight-asian="normal" style:font-weight-complex="normal"/>
    </style:style>
    <style:style style:name="P9" style:family="paragraph" style:parent-style-name="Standard" style:list-style-name="L1">
      <style:text-properties officeooo:rsid="0011fb72" officeooo:paragraph-rsid="001433d2"/>
    </style:style>
    <style:style style:name="P10" style:family="paragraph" style:parent-style-name="Standard" style:list-style-name="L2">
      <style:text-properties officeooo:rsid="0011fb72" officeooo:paragraph-rsid="001433d2"/>
    </style:style>
    <style:style style:name="P11" style:family="paragraph" style:parent-style-name="Standard" style:list-style-name="L3">
      <style:text-properties officeooo:rsid="0011fb72" officeooo:paragraph-rsid="0011fb72"/>
    </style:style>
    <style:style style:name="P12" style:family="paragraph" style:parent-style-name="Standard" style:list-style-name="L6">
      <style:text-properties officeooo:rsid="0011fb72" officeooo:paragraph-rsid="0011fb72"/>
    </style:style>
    <style:style style:name="P13" style:family="paragraph" style:parent-style-name="Standard" style:list-style-name="L1">
      <style:text-properties officeooo:rsid="001433d2" officeooo:paragraph-rsid="001433d2"/>
    </style:style>
    <style:style style:name="P14" style:family="paragraph" style:parent-style-name="Standard" style:list-style-name="L1">
      <style:text-properties officeooo:rsid="0012cf9f" officeooo:paragraph-rsid="001433d2"/>
    </style:style>
    <style:style style:name="P15" style:family="paragraph" style:parent-style-name="Standard" style:list-style-name="L1">
      <style:text-properties officeooo:rsid="0014fb79" officeooo:paragraph-rsid="0014fb79"/>
    </style:style>
    <style:style style:name="P16" style:family="paragraph" style:parent-style-name="Standard" style:list-style-name="L5">
      <style:text-properties officeooo:rsid="0014fb79" officeooo:paragraph-rsid="0014fb79"/>
    </style:style>
    <style:style style:name="P17" style:family="paragraph" style:parent-style-name="Standard" style:list-style-name="L6">
      <style:text-properties officeooo:rsid="0014fb79" officeooo:paragraph-rsid="0014fb79"/>
    </style:style>
    <style:style style:name="P18" style:family="paragraph" style:parent-style-name="Standard" style:list-style-name="L4">
      <style:text-properties officeooo:rsid="0014e1f2" officeooo:paragraph-rsid="0014e1f2"/>
    </style:style>
    <style:style style:name="P19" style:family="paragraph" style:parent-style-name="Standard" style:list-style-name="L6">
      <style:text-properties officeooo:rsid="0014e1f2" officeooo:paragraph-rsid="0014e1f2"/>
    </style:style>
    <style:style style:name="P20" style:family="paragraph" style:parent-style-name="Standard" style:list-style-name="L6">
      <style:text-properties officeooo:rsid="001747a7" officeooo:paragraph-rsid="001747a7"/>
    </style:style>
    <style:style style:name="P21" style:family="paragraph" style:parent-style-name="Standard" style:list-style-name="L7">
      <style:text-properties officeooo:rsid="001747a7" officeooo:paragraph-rsid="001747a7"/>
    </style:style>
    <style:style style:name="P22" style:family="paragraph" style:parent-style-name="Standard" style:list-style-name="L8">
      <style:text-properties officeooo:rsid="001747a7" officeooo:paragraph-rsid="001747a7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4" style:family="paragraph" style:parent-style-name="Standard">
      <style:text-properties officeooo:rsid="001759eb" officeooo:paragraph-rsid="001759eb"/>
    </style:style>
    <style:style style:name="P25" style:family="paragraph" style:parent-style-name="Standard" style:list-style-name="L9">
      <style:text-properties officeooo:rsid="001759eb" officeooo:paragraph-rsid="001759eb"/>
    </style:style>
    <style:style style:name="P26" style:family="paragraph" style:parent-style-name="Standard" style:list-style-name="L9">
      <style:text-properties officeooo:rsid="0018ae65" officeooo:paragraph-rsid="0018ae65"/>
    </style:style>
    <style:style style:name="T1" style:family="text">
      <style:text-properties officeooo:rsid="0011fb72"/>
    </style:style>
    <style:style style:name="T2" style:family="text">
      <style:text-properties officeooo:rsid="001436d9"/>
    </style:style>
    <style:style style:name="T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officeooo:rsid="0014e1f2"/>
    </style:style>
    <style:style style:name="T5" style:family="text">
      <style:text-properties fo:color="#c9211e" loext:opacity="100%" officeooo:rsid="0014e1f2"/>
    </style:style>
    <style:style style:name="T6" style:family="text">
      <style:text-properties fo:color="#c9211e" loext:opacity="100%" officeooo:rsid="001747a7"/>
    </style:style>
    <style:style style:name="T7" style:family="text">
      <style:text-properties fo:color="#c9211e" loext:opacity="100%" officeooo:rsid="0014fb79"/>
    </style:style>
    <style:style style:name="T8" style:family="text">
      <style:text-properties officeooo:rsid="0014fb79"/>
    </style:style>
    <style:style style:name="T9" style:family="text">
      <style:text-properties officeooo:rsid="001747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teuerung</text:h>
      <text:h text:style-name="Heading_20_2" text:outline-level="2">Steuerung der Umgebung</text:h>
      <text:p text:style-name="P1"/>
      <text:p text:style-name="P5">Achtung: Waggon-beleuchtung – rote Schlußleuchten Wageninnenbeleuchtung</text:p>
      <text:p text:style-name="P1"/>
      <text:p text:style-name="P2">Folgende <text:span text:style-name="T2">Befehle</text:span> <text:span text:style-name="T2">gibt es</text:span>:</text:p>
      <text:p text:style-name="P2"/>
      <text:list text:style-name="L1">
        <text:list-item>
          <text:p text:style-name="P13">Zubehör (Magnetartikel) schalten (z.B. Weiche, Signal, Beleuchtung, Funktionsartikel)</text:p>
        </text:list-item>
        <text:list-item>
          <text:p text:style-name="P9">Verzögerung in <text:span text:style-name="T2">Millis</text:span>ekunden <text:span text:style-name="T4">(</text:span><text:span text:style-name="T5">ACHTUNG</text:span><text:span text:style-name="T4">: GlobalTimer-Multiplikator nicht vergessen!)</text:span></text:p>
        </text:list-item>
        <text:list-item>
          <text:p text:style-name="P9">Schalten von Lokfunktion <text:span text:style-name="T2">(an, aus, </text:span><text:span text:style-name="T4">Impuls</text:span><text:span text:style-name="T2">)</text:span></text:p>
        </text:list-item>
        <text:list-item>
          <text:p text:style-name="P13">Geschwindigkeit</text:p>
        </text:list-item>
        <text:list-item>
          <text:p text:style-name="P13">Fahrtrichtung</text:p>
        </text:list-item>
        <text:list-item>
          <text:p text:style-name="P14">Fahrstraße schalten</text:p>
        </text:list-item>
        <text:list-item>
          <text:p text:style-name="P15">Fahrstraßen-/ Blockfreigabe</text:p>
          <text:p text:style-name="P14"/>
        </text:list-item>
      </text:list>
      <text:p text:style-name="P1"/>
      <text:p text:style-name="P4">Befehlsliste:</text:p>
      <text:list text:style-name="L2">
        <text:list-header>
          <text:p text:style-name="P10"/>
        </text:list-header>
      </text:list>
      <text:list text:style-name="L3">
        <text:list-item>
          <text:p text:style-name="P11">Stellen eine Liste von Befehlen dar, die direkt an das Interface (CentralStation) <text:span text:style-name="T2">oder den moba-Server (Fahrstraße schalten) </text:span>geschickt werden</text:p>
        </text:list-item>
        <text:list-item>
          <text:p text:style-name="P11">Werden im separaten Thread abgearbeitet.</text:p>
        </text:list-item>
        <text:list-item>
          <text:p text:style-name="P11">Nach Ausführung eines Modules wird 250ms gewartet</text:p>
        </text:list-item>
      </text:list>
      <text:p text:style-name="P1"/>
      <text:p text:style-name="P6">Beispiele:</text:p>
      <text:p text:style-name="P6"><text:tab/></text:p>
      <text:p text:style-name="P6"><text:tab/>Schaltgleis <text:span text:style-name="T8">(</text:span>vor Bahnübergang<text:span text:style-name="T8">)</text:span>:</text:p>
      <text:list text:style-name="L4">
        <text:list-item>
          <text:p text:style-name="P18">[LOKFUNKTION PFIFF AN]</text:p>
        </text:list-item>
        <text:list-item>
          <text:p text:style-name="P18">[VERZÖGERUNG 2s]</text:p>
        </text:list-item>
        <text:list-item>
          <text:p text:style-name="P18">[LOKFUNKTION PFIFF AUS]<text:tab/></text:p>
        </text:list-item>
        <text:list-item>
          <text:p text:style-name="P18">[LOKFUNKTION BIMMEL AN]</text:p>
        </text:list-item>
        <text:list-item>
          <text:p text:style-name="P18">[GESCHWINDIGKEIT LANGSAM]</text:p>
        </text:list-item>
      </text:list>
      <text:p text:style-name="P6"/>
      <text:p text:style-name="P6"><text:tab/><text:span text:style-name="T8">Blockkontakt:</text:span></text:p>
      <text:list text:style-name="L5">
        <text:list-item>
          <text:p text:style-name="P16">[LOKHALT FAHRSTUFE 0]</text:p>
        </text:list-item>
        <text:list-item>
          <text:p text:style-name="P16">[BLOCKFREIGABE]</text:p>
        </text:list-item>
        <text:list-item>
          <text:p text:style-name="P16">[FAHRSTRASSE SCHALTEN]</text:p>
        </text:list-item>
        <text:list-item>
          <text:p text:style-name="P16">[LOKFUNKTION MOTOR AUS]</text:p>
        </text:list-item>
        <text:list-item>
          <text:p text:style-name="P16">[LOKFUNKTIOM BÜGEL EINKLAPPEN]</text:p>
        </text:list-item>
        <text:list-item>
          <text:p text:style-name="P16">[LOKFUNKTION LICHT AUS]</text:p>
        </text:list-item>
      </text:list>
      <text:p text:style-name="P6"/>
      <text:p text:style-name="P6"/>
      <text:p text:style-name="P1"/>
      <text:p text:style-name="P1">Auslö<text:span text:style-name="T8">segrund</text:span>:</text:p>
      <text:p text:style-name="P1"/>
      <text:list text:style-name="L6">
        <text:list-header>
          <text:p text:style-name="P20"/>
        </text:list-header>
        <text:list-item>
          <text:p text:style-name="P17">Fahrstraße geschaltet</text:p>
        </text:list-item>
        <text:list-item>
          <text:p text:style-name="P19">Schaltgleis </text:p>
        </text:list-item>
        <text:list-item>
          <text:p text:style-name="P12">Taster</text:p>
        </text:list-item>
        <text:list-item>
          <text:p text:style-name="P12"><text:span text:style-name="T9">Sofort =&gt; </text:span>Software <text:span text:style-name="T4">(moba-server)</text:span></text:p>
        </text:list-item>
        <text:list-item>
          <text:p text:style-name="P12"><text:soft-page-break/><text:span text:style-name="T9">(</text:span>GlobalTimerevent <text:span text:style-name="T6">Macht MobaServer?)</text:span></text:p>
        </text:list-item>
        <text:list-item>
          <text:p text:style-name="P12">Fahrplan <text:span text:style-name="T7">(?)</text:span></text:p>
        </text:list-item>
        <text:list-item>
          <text:p text:style-name="P19">Bremskontakt (Schaltgleis / Schleifer)</text:p>
        </text:list-item>
        <text:list-item>
          <text:p text:style-name="P19">Blockkontakt (Kontaktgleis / Radsatz vor Signal, <text:span text:style-name="T1">Block belegt</text:span>)</text:p>
        </text:list-item>
      </text:list>
      <text:p text:style-name="P1"/>
      <text:p text:style-name="P1"/>
      <text:p text:style-name="P1"/>
      <text:p text:style-name="P1"/>
      <text:p text:style-name="P7">Teilfahrplan (Fahrauftrag für einen Zug von Block 1 nach Block n):</text:p>
      <text:p text:style-name="P3"/>
      <text:list text:style-name="L7">
        <text:list-item>
          <text:p text:style-name="P21">Besteht aus ZugId und einer Map</text:p>
          <text:list>
            <text:list-item>
              <text:p text:style-name="P21">Map::key <text:tab/>=&gt; Kontakt</text:p>
            </text:list-item>
            <text:list-item>
              <text:p text:style-name="P21">Map::value <text:tab/>=&gt; Befehlsliste</text:p>
            </text:list-item>
            <text:list-item>
              <text:p text:style-name="P21">ZugId::LokId<text:tab/>=&gt; LocalId</text:p>
            </text:list-item>
          </text:list>
        </text:list-item>
        <text:list-item>
          <text:p text:style-name="P21">Wenn Kontakt triggert dann Befehlsliste im Separaten Thread ausführen, Eintrag entfernen</text:p>
        </text:list-item>
        <text:list-item>
          <text:p text:style-name="P21">Nur Kontakte die an erster Stelle im Fahrplan stehen bearben. In allen anderen Fälle: Notaus, dann scheint was kaputt zu sein!</text:p>
        </text:list-item>
      </text:list>
      <text:p text:style-name="P23" loext:marker-style-name="T3"><text:span text:style-name="T3"><text:line-break/></text:span></text:p>
      <text:p text:style-name="P7">Fahrplan (Fahrauftrag für einen Zug von Punkt 1 nach Punkt 2, z.B. von Bahnhof nach Schattenbahnhof)</text:p>
      <text:p text:style-name="P7"/>
      <text:list text:style-name="L8">
        <text:list-item>
          <text:p text:style-name="P22">Besteht aus mehreren Teilfahrplänen</text:p>
        </text:list-item>
        <text:list-item>
          <text:p text:style-name="P22">Ist an eine Uhrzeit (GlobalTimerEvent) gebunden</text:p>
        </text:list-item>
      </text:list>
      <text:p text:style-name="P7"/>
      <text:p text:style-name="P7"/>
      <text:p text:style-name="P24">TODO: </text:p>
      <text:list text:style-name="L9">
        <text:list-item>
          <text:p text:style-name="P25">Fahrtrichtungswechsel</text:p>
        </text:list-item>
        <text:list-item>
          <text:p text:style-name="P25">Fliegende Überholung</text:p>
        </text:list-item>
        <text:list-item>
          <text:p text:style-name="P25">Kurswagen</text:p>
        </text:list-item>
        <text:list-item>
          <text:p text:style-name="P25">Rangierzug</text:p>
        </text:list-item>
        <text:list-item>
          <text:p text:style-name="P25">Nebenbahn</text:p>
        </text:list-item>
        <text:list-item>
          <text:p text:style-name="P25">Verklemmungserkennung (eingleisige Nebenbahn)</text:p>
        </text:list-item>
        <text:list-item>
          <text:p text:style-name="P25">Lokwechsel</text:p>
        </text:list-item>
        <text:list-item>
          <text:p text:style-name="P25">Lokfahrt ins Betriebswerk</text:p>
        </text:list-item>
        <text:list-item>
          <text:p text:style-name="P26"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1:31:26.043868781</meta:creation-date>
    <dc:date>2025-05-07T21:29:04.061567144</dc:date>
    <meta:editing-duration>PT29M39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63" meta:word-count="302" meta:character-count="2135" meta:non-whitespace-character-count="1930"/>
  </office:meta>
</office:document-meta>
</file>